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_1054__1073__1099__1095__1085__1099__1081__32_2" style:data-style-name="N0">
      <style:table-cell-properties fo:border="thin solid #000000" style:vertical-align="automatic" fo:background-color="transparent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8.2814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краснояр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number-columns-repeated="16379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1-ая гараж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2-ая гараж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тер. База отдыха Волжские Зори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тер. База отдыха Волжские Дружб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тер. База отдыха Волжские Дубра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тер. База отдыха Волжские Утес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пер. Больничны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Волж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Дач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зона Дачны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Железнодорож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зона Жилгородок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Жилгородок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Жилой массив Молодежны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Жилой массив Молодежный-1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Жилой массив сосновый Бор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Завод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зона Заводско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пер. Заводской 1- 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пер. Заводской 2-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пер. Заводской 3-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Зареч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Киро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Князе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Крайня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Кржижановского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ст. Курумоч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пер. Лаврентия Щибрае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Лес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М.Горького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Матросо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Мир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Набереж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Озер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пер. Озерны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пл. Памяти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Песоч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Пионер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зона Пионерски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Подсухин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Полев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Производствен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Пушкин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Север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пер. Северны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Совет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пл. Согласи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Солдато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Соснов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Сосновый Бор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Степана Разин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Суворов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Ушако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ул. Чкало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8">
            <text:p>ул. Школь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Волжский<text:s/></text:p>
          </table:table-cell>
          <table:table-cell office:value-type="string" table:style-name="ce7">
            <text:p>пгт. Волжский<text:s/></text:p>
          </table:table-cell>
          <table:table-cell office:value-type="string" table:style-name="ce7">
            <text:p>зона Школьны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ул. З.Космодемьянско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Коммунистиче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Комсомоль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ул. Куйбыше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Лес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пер. Маяковского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Нагор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ул. Нефтяников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Нов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Октябрь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ул. П.Морозо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Первомай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Песоч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Пионер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Полев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пер. Пушкин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ул. Пушкин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Рабоч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Раздоль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Солнеч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ул. Специалистов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ул. Строителе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8">
            <text:p>ул. Шоссей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Мирный<text:s/></text:p>
          </table:table-cell>
          <table:table-cell office:value-type="string" table:style-name="ce7">
            <text:p>пгт. Мирный<text:s/></text:p>
          </table:table-cell>
          <table:table-cell office:value-type="string" table:style-name="ce7">
            <text:p>ул. Энтузиастов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Водино</text:p>
          </table:table-cell>
          <table:table-cell office:value-type="string" table:style-name="ce8">
            <text:p>ул. Куйбышев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Водино</text:p>
          </table:table-cell>
          <table:table-cell office:value-type="string" table:style-name="ce8">
            <text:p>ул. Набереж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Водино</text:p>
          </table:table-cell>
          <table:table-cell office:value-type="string" table:style-name="ce8">
            <text:p>ул. Подлес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Водино</text:p>
          </table:table-cell>
          <table:table-cell office:value-type="string" table:style-name="ce8">
            <text:p>ул. Рабоч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Водино</text:p>
          </table:table-cell>
          <table:table-cell office:value-type="string" table:style-name="ce8">
            <text:p>пер. Рабочи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Водино</text:p>
          </table:table-cell>
          <table:table-cell office:value-type="string" table:style-name="ce8">
            <text:p>ул. Садов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Водино</text:p>
          </table:table-cell>
          <table:table-cell office:value-type="string" table:style-name="ce8">
            <text:p>ст. Водинск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Водино</text:p>
          </table:table-cell>
          <table:table-cell office:value-type="string" table:style-name="ce8">
            <text:p>ул. Сер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Водино</text:p>
          </table:table-cell>
          <table:table-cell office:value-type="string" table:style-name="ce8">
            <text:p>ул. Лугов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8">
            <text:p>пер. Водный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8">
            <text:p>ул. Вокзаль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8">
            <text:p>ул. Кооператив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8">
            <text:p>ул. Лесн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7">
            <text:p>ул. Масленникова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7">
            <text:p>тер. Оздоровительный лагерь Маяк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8">
            <text:p>ул. Рабочая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8">
            <text:p>Старосемейкинское шоссе № 18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7">
            <text:p>ул. Второй подъем</text:p>
          </table:table-cell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7">
            <text:p>ул. Первый подъем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с. Старосемейкино</text:p>
          </table:table-cell>
          <table:table-cell office:value-type="string" table:style-name="ce8">
            <text:p>ул. Автозаводская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. Дубки</text:p>
          </table:table-cell>
          <table:table-cell office:value-type="string" table:style-name="ce8">
            <text:p>ул. Придорожная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2-й подъем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ш. 6 км обводной догоги г. Самары</text:p>
          </table:table-cell>
          <table:table-cell office:value-type="float" office:value="1" table:style-name="ce6">
            <text:p>1</text:p>
          </table:table-cell>
          <table:table-cell table:number-columns-repeated="16378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<text:s/>8 км Алексеевской автотрассы тер.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Белозерская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Березовая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Волжская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Гвардейская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Горная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Губернаторская</text:p>
          </table:table-cell>
          <table:table-cell table:number-columns-repeated="16379" table:style-name="ce6"/>
        </table:table-row>
        <table:table-row table:style-name="ro2">
          <table:table-cell table:style-name="ce5"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6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пер. Железнодорож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Жигуле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Завод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Загор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пер. Кооператив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Красноя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Куйбыше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7">
            <text:p>ул. Лесная Дол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туп. Лесн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7">
            <text:p>ул. Матюг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Металлургиче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7">
            <text:p>ул. Мир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7">
            <text:p>ул. Мичур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Моск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Ново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пер. Озер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Олимпи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Офиц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Первома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Пион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Под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Под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7">
            <text:p>ул. Поп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При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Пристанцион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пер. Рабоч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7">
            <text:p>ул. Ради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Раду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Рудни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Сама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Светл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7">
            <text:p>ул. Связ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Сев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Славя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7">
            <text:p>пер. Строителе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Строите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Таё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ГП Новосемейкино<text:s/></text:p>
          </table:table-cell>
          <table:table-cell office:value-type="string" table:style-name="ce7">
            <text:p>пгт. Новосемейкино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Большая Каменка</text:p>
          </table:table-cell>
          <table:table-cell office:value-type="string" table:style-name="ce7">
            <text:p>ул. Бата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Большая Каменка</text:p>
          </table:table-cell>
          <table:table-cell office:value-type="string" table:style-name="ce8">
            <text:p>ул. 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Большая Камен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Большая Камен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Большая Камен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Большая Каменка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Большая Камен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Большая Каменка</text:p>
          </table:table-cell>
          <table:table-cell office:value-type="string" table:style-name="ce7">
            <text:p>ул. Сухолини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Большая Камен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Тремасово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Тремасово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Тремасово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Тремасово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с. Тремасово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Новый Городок</text:p>
          </table:table-cell>
          <table:table-cell office:value-type="string" table:style-name="ce8">
            <text:p>ул. 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Новый Городок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Орешенка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Раевка</text:p>
          </table:table-cell>
          <table:table-cell office:value-type="string" table:style-name="ce8">
            <text:p>ул. Бере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Рае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Рае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Раевка</text:p>
          </table:table-cell>
          <table:table-cell office:value-type="string" table:style-name="ce8">
            <text:p>ул. Песча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Раевка</text:p>
          </table:table-cell>
          <table:table-cell office:value-type="string" table:style-name="ce8">
            <text:p>ул. Сок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Соколинка</text:p>
          </table:table-cell>
          <table:table-cell office:value-type="string" table:style-name="ce8">
            <text:p>ул. Приб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Студеный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Студеный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п. Студеный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Каменка<text:s/></text:p>
          </table:table-cell>
          <table:table-cell office:value-type="string" table:style-name="ce7">
            <text:p>д. Большая Левшинка</text:p>
          </table:table-cell>
          <table:table-cell office:value-type="string" table:style-name="ce10">
            <text:p>ул. За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Большая Раковка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Большая Раковка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Большая Рако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Большая Рак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Большая Раков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Большая Раковка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Первома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Родниковк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Земляни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Счастли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Берё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с. Русская Селитьб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Васильевка</text:p>
          </table:table-cell>
          <table:table-cell office:value-type="string" table:style-name="ce8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Гундоровк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алмыковка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алмыковка</text:p>
          </table:table-cell>
          <table:table-cell office:value-type="string" table:style-name="ce8">
            <text:p>ул. Цве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алмыковка</text:p>
          </table:table-cell>
          <table:table-cell office:value-type="string" table:style-name="ce8">
            <text:p>ул. Светл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алмыковка</text:p>
          </table:table-cell>
          <table:table-cell office:value-type="string" table:style-name="ce8">
            <text:p>ул. Виш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алмыковка</text:p>
          </table:table-cell>
          <table:table-cell office:value-type="string" table:style-name="ce8">
            <text:p>ул. Тополи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алмыковк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расный Городок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Труд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д. Малая Рако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д. Малая Раковк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д. Малая Раковка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д. Малая Раковка</text:p>
          </table:table-cell>
          <table:table-cell office:value-type="string" table:style-name="ce8">
            <text:p>пер. Кондурчин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д. Малая Раковка</text:p>
          </table:table-cell>
          <table:table-cell office:value-type="string" table:style-name="ce8">
            <text:p>пер. Мельнич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д. Малая Рако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д. Малая Раковка</text:p>
          </table:table-cell>
          <table:table-cell office:value-type="string" table:style-name="ce8">
            <text:p>ул. Почт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д. Малая Раковк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д. Малая Раков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Елшанка</text:p>
          </table:table-cell>
          <table:table-cell office:value-type="string" table:style-name="ce8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Заря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оммунарский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оммунарский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оммунарский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оммунарский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оммунарский</text:p>
          </table:table-cell>
          <table:table-cell office:value-type="string" table:style-name="ce8">
            <text:p>пер. Соснов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Коммунарский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Линевый</text:p>
          </table:table-cell>
          <table:table-cell office:value-type="string" table:style-name="ce8">
            <text:p>ул. Ли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Светлый Луч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Украинка</text:p>
          </table:table-cell>
          <table:table-cell office:value-type="string" table:style-name="ce8">
            <text:p>ул. 1-я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Украинка</text:p>
          </table:table-cell>
          <table:table-cell office:value-type="string" table:style-name="ce8">
            <text:p>ул. 2-я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Украинк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Украинка</text:p>
          </table:table-cell>
          <table:table-cell office:value-type="string" table:style-name="ce8">
            <text:p>ул. Сама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Украинка</text:p>
          </table:table-cell>
          <table:table-cell office:value-type="string" table:style-name="ce8">
            <text:p>ул. Тополи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Украин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Яблоневый</text:p>
          </table:table-cell>
          <table:table-cell office:value-type="string" table:style-name="ce8">
            <text:p>ул. Кольц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Яблоневый</text:p>
          </table:table-cell>
          <table:table-cell office:value-type="string" table:style-name="ce8">
            <text:p>ул. Родни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Яблоневый</text:p>
          </table:table-cell>
          <table:table-cell office:value-type="string" table:style-name="ce8">
            <text:p>ул. Ябло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Яровой</text:p>
          </table:table-cell>
          <table:table-cell office:value-type="string" table:style-name="ce8">
            <text:p>ул. Вос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Яровой</text:p>
          </table:table-cell>
          <table:table-cell office:value-type="string" table:style-name="ce8">
            <text:p>ул. Дворя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Большая Раковка</text:p>
          </table:table-cell>
          <table:table-cell office:value-type="string" table:style-name="ce7">
            <text:p>п. Яровой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Автомоби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пр-д Василь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Голденк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Дворянчи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Дзержинск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Иваночк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Калябин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Конн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пр-т Космонавта Леон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Лазар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Лем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пр-д Лун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Макеевых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тер. Молочный комплекс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Никон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Никул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Пантелеевых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Пивоваровых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11">
            <text:p>пр-д Лун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Раду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Сорок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Стекольщи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Сыр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Тремас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8">
            <text:p>ул. Уют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Белозерки</text:p>
          </table:table-cell>
          <table:table-cell office:value-type="string" table:style-name="ce7">
            <text:p>ул. Фирс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70 лет Побе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Автодорога Самара-Уфа-Челябинск 1038 км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Автодорога Самара-Уфа-Челябинск 1045 км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Автодорога Самара-Уфа-Челябинск 1046 км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Больни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ул. Восточ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Вя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Кле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Кольц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пер. Коммунистиче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Кондурч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Красноя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Крестья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Лип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Ново-Больни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Оренбург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ул. Островок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ул. Островок-2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Пион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ул. Побе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Почт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При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Приусадеб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Промысл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Рабочий городок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Раду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Руб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Ряби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пер. Связ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Сел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ул. Сельхозтехник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Славя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Сов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7">
            <text:p>ул. Строителе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Тополи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Уфим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Красный Яр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Бере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Верхнекарь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Георгие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Даль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7">
            <text:p>ул. Дачный поселок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Карь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7">
            <text:p>ул. Лесная поля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пер. Лесн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Меж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Ми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7">
            <text:p>ул. Новосел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Песча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Разд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7">
            <text:p>ул. Свобо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Сок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Солонц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пер. Тенист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Нижняя Солонцовка</text:p>
          </table:table-cell>
          <table:table-cell office:value-type="string" table:style-name="ce8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Малая Каменка</text:p>
          </table:table-cell>
          <table:table-cell office:value-type="string" table:style-name="ce8">
            <text:p>ул. Бан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Малая Каменка</text:p>
          </table:table-cell>
          <table:table-cell office:value-type="string" table:style-name="ce8">
            <text:p>ул. Больни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Малая Каменка</text:p>
          </table:table-cell>
          <table:table-cell office:value-type="string" table:style-name="ce7">
            <text:p>ул. Волчки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Малая Каменка</text:p>
          </table:table-cell>
          <table:table-cell office:value-type="string" table:style-name="ce8">
            <text:p>ул. 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Малая Каменка</text:p>
          </table:table-cell>
          <table:table-cell office:value-type="string" table:style-name="ce7">
            <text:p>ул. Задуваловк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Малая Камен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Малая Каменка</text:p>
          </table:table-cell>
          <table:table-cell office:value-type="string" table:style-name="ce8">
            <text:p>ул. Сире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с. Малая Камен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д. Верхняя Солонцовк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д. Верхняя Солонцо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д. Верхняя Солонцов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д. Верхняя Солонц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д. Верхняя Солонц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д. Трухмян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д. Трухмянка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д. Средняя Солонцо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Водный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Водный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Втор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Ив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Кварт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Кирилл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Песча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Пион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Под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Треть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Лип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ириллинский</text:p>
          </table:table-cell>
          <table:table-cell office:value-type="string" table:style-name="ce8">
            <text:p>ул. 1-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Кле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Кондурч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7">
            <text:p>ул. Междуречье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Пион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Приб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Ябло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Олимпи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Яр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Раду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ндурчинский</text:p>
          </table:table-cell>
          <table:table-cell office:value-type="string" table:style-name="ce8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чкари</text:p>
          </table:table-cell>
          <table:table-cell office:value-type="string" table:style-name="ce8">
            <text:p>ул. Лун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Кочкари</text:p>
          </table:table-cell>
          <table:table-cell office:value-type="string" table:style-name="ce8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Линевый</text:p>
          </table:table-cell>
          <table:table-cell office:value-type="string" table:style-name="ce8">
            <text:p>ул. Ли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Под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Белоз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Виногра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Волж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7">
            <text:p>ул. Гагар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Гром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Кле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Мят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Озё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Октябр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Ом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Осен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Тростни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Улья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Угловой</text:p>
          </table:table-cell>
          <table:table-cell office:value-type="string" table:style-name="ce8">
            <text:p>ул. Бор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Угловой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Угловой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Угловой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Угловой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Угловой</text:p>
          </table:table-cell>
          <table:table-cell office:value-type="string" table:style-name="ce8">
            <text:p>ул. Угл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Угловой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Угловой</text:p>
          </table:table-cell>
          <table:table-cell office:value-type="string" table:style-name="ce7">
            <text:p>ул. Мавлихан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Красный Яр<text:s/></text:p>
          </table:table-cell>
          <table:table-cell office:value-type="string" table:style-name="ce7">
            <text:p>п. Угловой</text:p>
          </table:table-cell>
          <table:table-cell office:value-type="string" table:style-name="ce7">
            <text:p>ул. Ибрагим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Михайл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Михайловка</text:p>
          </table:table-cell>
          <table:table-cell office:value-type="string" table:style-name="ce7">
            <text:p>ул. Мошки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Михайловка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Василия Рзя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Вос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7">
            <text:p>ул. Ереме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Завод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Запа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7">
            <text:p>ул. Зеленый бор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7">
            <text:p>ул. Кисел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Кол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Краси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Красноарме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Кузнецов дол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Куйбыше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7">
            <text:p>ул. Лесной поселок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7">
            <text:p>ул. Лесхоз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7">
            <text:p>ул. Лушни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7">
            <text:p>ул. М.Горьк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Мали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Новый поселеок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Первома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Восточный поселок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Рабочий поселок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Сев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Сов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Студ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пл. Чапа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7">
            <text:p>ул. Энергетик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с. Новый Буян</text:p>
          </table:table-cell>
          <table:table-cell office:value-type="string" table:style-name="ce8">
            <text:p>ул. Яг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п. Горьковский</text:p>
          </table:table-cell>
          <table:table-cell office:value-type="string" table:style-name="ce8">
            <text:p>ул. Ябло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п. Горьковский</text:p>
          </table:table-cell>
          <table:table-cell office:value-type="string" table:style-name="ce8">
            <text:p>ул. Родни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п. Дубовая Рощ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п. Рига</text:p>
          </table:table-cell>
          <table:table-cell office:value-type="string" table:style-name="ce8">
            <text:p>ул. Виш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п. Рига</text:p>
          </table:table-cell>
          <table:table-cell office:value-type="string" table:style-name="ce7">
            <text:p>ул. Ать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п. Рига</text:p>
          </table:table-cell>
          <table:table-cell office:value-type="string" table:style-name="ce7">
            <text:p>ул. Уш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п. Рига</text:p>
          </table:table-cell>
          <table:table-cell office:value-type="string" table:style-name="ce7">
            <text:p>ул. Юд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п. Рига</text:p>
          </table:table-cell>
          <table:table-cell office:value-type="string" table:style-name="ce7">
            <text:p>ул. Емельян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д. Николаевка</text:p>
          </table:table-cell>
          <table:table-cell office:value-type="string" table:style-name="ce8">
            <text:p>ул. Светл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д. Николаевка</text:p>
          </table:table-cell>
          <table:table-cell office:value-type="string" table:style-name="ce8">
            <text:p>ул. Сире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д. Новоурайкин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д. Сергее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д. Сергеевка</text:p>
          </table:table-cell>
          <table:table-cell office:value-type="string" table:style-name="ce8">
            <text:p>ул. Ниж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д. Сергеевка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д. Сергее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Новый Буян<text:s/></text:p>
          </table:table-cell>
          <table:table-cell office:value-type="string" table:style-name="ce7">
            <text:p>д. Сергеевка</text:p>
          </table:table-cell>
          <table:table-cell office:value-type="string" table:style-name="ce8">
            <text:p>ул. Песча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Хуто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Карь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При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Сов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Хуто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Ветлян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Заглядовка</text:p>
          </table:table-cell>
          <table:table-cell office:value-type="string" table:style-name="ce7">
            <text:p>ул. Братьев Красавиных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Заглядо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Заглядо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индяково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индяково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индяково</text:p>
          </table:table-cell>
          <table:table-cell office:value-type="string" table:style-name="ce8">
            <text:p>ул. Хуто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индяково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Загор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Колод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Яг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Камыш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Родни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7">
            <text:p>ул. Нови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Колодинка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ст. 154 км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70 лет Октябр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Атама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Виш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Волж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В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Ел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Кашта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Клубни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Лип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Офиц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Приб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7">
            <text:p>ул. Пушк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Раду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Родни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Ряби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Сире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с-к Сок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Сос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Тенист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Тих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Тор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Хво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Цве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алая Царевщина</text:p>
          </table:table-cell>
          <table:table-cell office:value-type="string" table:style-name="ce8">
            <text:p>ул. Я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олгачи</text:p>
          </table:table-cell>
          <table:table-cell office:value-type="string" table:style-name="ce7">
            <text:p>ул. Гагар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олгачи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олгачи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Молгачи</text:p>
          </table:table-cell>
          <table:table-cell office:value-type="string" table:style-name="ce7">
            <text:p>ул. Тит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пер. Лугов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Дру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Дальневос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7">
            <text:p>ул. Маршала Жу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Весен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Кондурч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Красноя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7">
            <text:p>ул. Достоевск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Ябло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Звез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Гриб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Крым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7">
            <text:p>ул. Маршала Буденн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7">
            <text:p>ул. Побе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7">
            <text:p>ул. Маяковск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с. Старый Буян</text:p>
          </table:table-cell>
          <table:table-cell office:value-type="string" table:style-name="ce8">
            <text:p>ул. Юбил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Городцовка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Городцовка</text:p>
          </table:table-cell>
          <table:table-cell office:value-type="string" table:style-name="ce8">
            <text:p>пр-д Лесн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Городцовка</text:p>
          </table:table-cell>
          <table:table-cell office:value-type="string" table:style-name="ce8">
            <text:p>пр-д Лугов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Городцовка</text:p>
          </table:table-cell>
          <table:table-cell office:value-type="string" table:style-name="ce8">
            <text:p>пр-д Рябинов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Городцовк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Городцо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Городц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Городцовка</text:p>
          </table:table-cell>
          <table:table-cell office:value-type="string" table:style-name="ce8">
            <text:p>ул. Берё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Гла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Пион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Яг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Под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Ряби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Жареный Бугор</text:p>
          </table:table-cell>
          <table:table-cell office:value-type="string" table:style-name="ce8">
            <text:p>ул. Кондурч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7">
            <text:p>ул. 70 лет Октябр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Виш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Га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Кашта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Край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Лип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Приб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зона Промышлен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Ряби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Светл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Сире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Сов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Тенист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Цве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п. Светлое Поле</text:p>
          </table:table-cell>
          <table:table-cell office:value-type="string" table:style-name="ce8">
            <text:p>ул. Юбил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Алексее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База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Висл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7">
            <text:p>ул. Водник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Киндяк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7">
            <text:p>ул. Красильни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Красноя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7">
            <text:p>ул. Льва Толст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7">
            <text:p>ул. Максима Горьк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7">
            <text:p>ул. Некрас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пер. Песоч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Преображе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Сен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Сокольниче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7">
            <text:p>ул. Степана Раз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Тор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7">
            <text:p>ул. Утес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Хлеб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Цве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7">
            <text:p>ул. Чех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 Висловка</text:p>
          </table:table-cell>
          <table:table-cell office:value-type="string" table:style-name="ce8">
            <text:p>ул. Яг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пер. Лугов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Яг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Тенист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Абрикос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Виш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Тих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пер. Виноград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8">
            <text:p>ул. При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ветлое Поле<text:s/></text:p>
          </table:table-cell>
          <table:table-cell office:value-type="string" table:style-name="ce7">
            <text:p>д.Малиновый Куст</text:p>
          </table:table-cell>
          <table:table-cell office:value-type="string" table:style-name="ce7">
            <text:p>ул. Строителе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п. Заря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Больни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7">
            <text:p>ул. Гагар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Завод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1- я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2-я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7">
            <text:p>ул. Лесничеств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п. Лесн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Сов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7">
            <text:p>ул. Фрунзе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7">
            <text:p>ул. Пушк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Старая Бинарадка</text:p>
          </table:table-cell>
          <table:table-cell office:value-type="string" table:style-name="ce7">
            <text:p>с. Старая Бинарадка</text:p>
          </table:table-cell>
          <table:table-cell office:value-type="string" table:style-name="ce8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Краково</text:p>
          </table:table-cell>
          <table:table-cell office:value-type="string" table:style-name="ce7">
            <text:p>ул. Коминтер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Тростянка</text:p>
          </table:table-cell>
          <table:table-cell office:value-type="string" table:style-name="ce7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пер. Школь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7">
            <text:p>ул. Василь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7">
            <text:p>ул. Гагар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7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7">
            <text:p>ул. Мир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8">
            <text:p>ул. Пион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7">
            <text:p>ул. Побе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7">
            <text:p>ул. Похлеб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с. Хилково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п. Булак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п. Вулкан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п. Вулкан</text:p>
          </table:table-cell>
          <table:table-cell office:value-type="string" table:style-name="ce7">
            <text:p>ул. Строителе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п. Малиновка</text:p>
          </table:table-cell>
          <table:table-cell office:value-type="string" table:style-name="ce8">
            <text:p>ул. Мали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п. Малиновка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п. Малинов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п. Малиновка</text:p>
          </table:table-cell>
          <table:table-cell office:value-type="string" table:style-name="ce8">
            <text:p>ул. Виш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д. Екатериновк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илково<text:s/></text:p>
          </table:table-cell>
          <table:table-cell office:value-type="string" table:style-name="ce7">
            <text:p>д. Екатерино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8">
            <text:p>ул. Первома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7">
            <text:p>ул. Побе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8">
            <text:p>ул. Улья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7">
            <text:p>ул. Дружб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Кривое Озеро</text:p>
          </table:table-cell>
          <table:table-cell office:value-type="string" table:style-name="ce8">
            <text:p>ул. Владими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Хорошенькое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Хорошенькое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Хорошенькое</text:p>
          </table:table-cell>
          <table:table-cell office:value-type="string" table:style-name="ce8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Хорошенькое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Хорошенькое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Хорошенькое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Хорошенькое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Хорошенькое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с. Хорошенькое</text:p>
          </table:table-cell>
          <table:table-cell office:value-type="string" table:style-name="ce8">
            <text:p>ул. 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Грачёвка</text:p>
          </table:table-cell>
          <table:table-cell office:value-type="string" table:style-name="ce8">
            <text:p>пр-д Втор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Грачёвка</text:p>
          </table:table-cell>
          <table:table-cell office:value-type="string" table:style-name="ce8">
            <text:p>пр-д Первый<text:s/>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Грачёвка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Грачё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Ильин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Конезавод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Конезавод</text:p>
          </table:table-cell>
          <table:table-cell office:value-type="string" table:style-name="ce8">
            <text:p>ул. Кашта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Конезавод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Конезавод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Конезавод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Конезавод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Конезавод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Конезавод</text:p>
          </table:table-cell>
          <table:table-cell office:value-type="string" table:style-name="ce7">
            <text:p>ул. Мир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Конезавод</text:p>
          </table:table-cell>
          <table:table-cell office:value-type="string" table:style-name="ce8">
            <text:p>тер. 67 км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Лебяжин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8">
            <text:p>п. Лужки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8">
            <text:p>п. Малая Тростян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8">
            <text:p>п. Мартышенка</text:p>
          </table:table-cell>
          <table:table-cell table:style-name="ce8"/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8">
            <text:p>п. Маршан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Песчан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Потап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Светлый Ключ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Светлый Ключ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Светлый Ключ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Хорошенькое<text:s/></text:p>
          </table:table-cell>
          <table:table-cell office:value-type="string" table:style-name="ce7">
            <text:p>п. Сухолин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Чапаево</text:p>
          </table:table-cell>
          <table:table-cell office:value-type="string" table:style-name="ce8">
            <text:p>ул. Ми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Чапаево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Чапаево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Чапаев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Чапаево</text:p>
          </table:table-cell>
          <table:table-cell office:value-type="string" table:style-name="ce8">
            <text:p>ул. Юбил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Улиц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с. Шилан</text:p>
          </table:table-cell>
          <table:table-cell office:value-type="string" table:style-name="ce8">
            <text:p>ул. Вос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Красноярский</text:p>
          </table:table-cell>
          <table:table-cell office:value-type="string" table:style-name="ce7">
            <text:p>СП Шилан<text:s/></text:p>
          </table:table-cell>
          <table:table-cell office:value-type="string" table:style-name="ce7">
            <text:p>д. Кольцовка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number-rows-repeated="10477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Полотцева Оксана Федоровна</dc:creator>
    <meta:creation-date>2019-06-03T08:41:39Z</meta:creation-date>
    <dc:date>2019-12-25T09:26:01Z</dc:date>
    <meta:print-date>2019-09-03T05:33:55Z</meta:print-date>
    <meta:editing-cycles>7</meta:editing-cycles>
    <meta:editing-duration>PT14029S</meta:editing-duration>
  </office:meta>
</office:document-meta>
</file>